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T1" style:family="text">
      <style:text-properties officeooo:rsid="000d55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EJAMENTO E DESENHO DE TESTE DE NAVEGABILIDADE <text:span text:style-name="T1">DE UM SITE DE SUA ESCOLHA</text:span></text:p>
      <text:p text:style-name="P1"/>
      <text:p text:style-name="P1">Andressa Nápoles de Oliveira, Programação FullStack, Turma 06-AP</text:p>
      <text:p text:style-name="P1"/>
      <text:p text:style-name="P2">O teste será feito utilizando a metologia de caixa preta, onde não teremos acesso ao código do site e as rotinas de teste serão feitas com base na visão do usuário. O usuário ira entrar no site <text:span text:style-name="T1">de sua escolha</text:span>, digitar por <text:span text:style-name="T1">algo que procura</text:span> e logo em seguida clicar no botão de pesquisa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10T14:07:49.358000000</dc:date>
    <meta:editing-duration>PT3M18S</meta:editing-duration>
    <meta:editing-cycles>1</meta:editing-cycles>
    <meta:document-statistic meta:table-count="0" meta:image-count="0" meta:object-count="0" meta:page-count="1" meta:paragraph-count="3" meta:word-count="75" meta:character-count="424" meta:non-whitespace-character-count="352"/>
    <meta:generator>LibreOffice/7.4.0.3$Windows_X86_64 LibreOffice_project/f85e47c08ddd19c015c0114a68350214f7066f5a</meta:generator>
  </office:meta>
</office:document-meta>
</file>